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328257" officeooo:paragraph-rsid="0032825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356242" officeooo:paragraph-rsid="0035624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64696" officeooo:paragraph-rsid="0036469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725ba" officeooo:paragraph-rsid="003725b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394dd2" officeooo:paragraph-rsid="003cbaa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3cbaa8" officeooo:paragraph-rsid="003cbaa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3de910" officeooo:paragraph-rsid="003de91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f9532" officeooo:paragraph-rsid="003f953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411ec2" officeooo:paragraph-rsid="00411ec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f83df" officeooo:paragraph-rsid="003f83df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4505e3" officeooo:paragraph-rsid="004505e3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456476" officeooo:paragraph-rsid="00456476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56476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9b4da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b5cb8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4c605f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cbe83"/>
    </style:style>
    <style:style style:name="T1" style:family="text">
      <style:text-properties officeooo:rsid="003388a6"/>
    </style:style>
    <style:style style:name="T2" style:family="text">
      <style:text-properties officeooo:rsid="0036ba9e"/>
    </style:style>
    <style:style style:name="T3" style:family="text">
      <style:text-properties officeooo:rsid="0038ddc3"/>
    </style:style>
    <style:style style:name="T4" style:family="text">
      <style:text-properties officeooo:rsid="003a8790"/>
    </style:style>
    <style:style style:name="T5" style:family="text">
      <style:text-properties officeooo:rsid="00456476"/>
    </style:style>
    <style:style style:name="T6" style:family="text">
      <style:text-properties officeooo:rsid="0047cb30"/>
    </style:style>
    <style:style style:name="T7" style:family="text">
      <style:text-properties officeooo:rsid="0049b4da"/>
    </style:style>
    <style:style style:name="T8" style:family="text">
      <style:text-properties fo:font-weight="normal" officeooo:rsid="0049b4da" style:font-weight-asian="normal" style:font-weight-complex="normal"/>
    </style:style>
    <style:style style:name="T9" style:family="text">
      <style:text-properties fo:font-weight="normal" officeooo:rsid="004c605f" style:font-weight-asian="normal" style:font-weight-complex="normal"/>
    </style:style>
    <style:style style:name="T10" style:family="text">
      <style:text-properties fo:font-weight="normal" officeooo:rsid="004cbe83" style:font-weight-asian="normal" style:font-weight-complex="normal"/>
    </style:style>
    <style:style style:name="T11" style:family="text">
      <style:text-properties officeooo:rsid="004b5c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hub Learning</text:p>
      <text:list xml:id="list3801394035" text:style-name="L1">
        <text:list-item>
          <text:p text:style-name="P2">Git is a <text:span text:style-name="T3">distributed </text:span>version control system <text:span text:style-name="T2">(VCS)</text:span>. <text:span text:style-name="T1">It helps out in maintaining the track of files of different version of software. It has number of benefits such as</text:span></text:p>
          <text:list>
            <text:list-item>
              <text:p text:style-name="P3">Easily recover files</text:p>
            </text:list-item>
            <text:list-item>
              <text:p text:style-name="P3">What team member introduced the issue and when?</text:p>
            </text:list-item>
            <text:list-item>
              <text:p text:style-name="P4">All project is safe on cloud</text:p>
            </text:list-item>
          </text:list>
        </text:list-item>
        <text:list-item>
          <text:p text:style-name="P5">Types of VCS</text:p>
          <text:list>
            <text:list-item>
              <text:p text:style-name="P5">Local VCS: Have local database</text:p>
            </text:list-item>
            <text:list-item>
              <text:p text:style-name="P5">Centralized VCS: Have centralized server</text:p>
            </text:list-item>
            <text:list-item>
              <text:p text:style-name="P5">Distributed VCS: Same as centralized but every programmer has complete backup of files. In case, if something happens to server, we can reestablish everything.</text:p>
            </text:list-item>
          </text:list>
        </text:list-item>
        <text:list-item>
          <text:p text:style-name="P6">Git and Github are not same. <text:span text:style-name="T4">Git is distributed VCS while Github is a website that host Git repositories such as Gitlab and bitbucket.</text:span></text:p>
        </text:list-item>
        <text:list-item>
          <text:p text:style-name="P7">Git features:</text:p>
          <text:list>
            <text:list-item>
              <text:p text:style-name="P8">Almost every operation is local</text:p>
            </text:list-item>
            <text:list-item>
              <text:p text:style-name="P8"><text:s/>Git has integrity. Files are verified by techniques such as checksum.</text:p>
            </text:list-item>
          </text:list>
        </text:list-item>
        <text:list-item>
          <text:p text:style-name="P9">CONFIGURATION</text:p>
          <text:list>
            <text:list-item>
              <text:p text:style-name="P9">git config --global user.name “GITHUB USERNAME”</text:p>
            </text:list-item>
            <text:list-item>
              <text:p text:style-name="P9">git config --global user.email “EMAIL”</text:p>
            </text:list-item>
            <text:list-item>
              <text:p text:style-name="P10">git config --list </text:p>
            </text:list-item>
          </text:list>
        </text:list-item>
        <text:list-item>
          <text:p text:style-name="P11">GENERAL USAGE</text:p>
          <text:list>
            <text:list-item>
              <text:p text:style-name="P11">git init</text:p>
            </text:list-item>
            <text:list-item>
              <text:p text:style-name="P11">git add .</text:p>
            </text:list-item>
            <text:list-item>
              <text:p text:style-name="P11">git status</text:p>
            </text:list-item>
            <text:list-item>
              <text:p text:style-name="P11">git commit -m “first commit”</text:p>
            </text:list-item>
            <text:list-item>
              <text:p text:style-name="P11">git push -u origin</text:p>
            </text:list-item>
            <text:list-item>
              <text:p text:style-name="P11">ENTER GITHUB USERNAME</text:p>
            </text:list-item>
            <text:list-item>
              <text:p text:style-name="P11">ENTER GITHUB PASSWORD</text:p>
            </text:list-item>
          </text:list>
        </text:list-item>
        <text:list-item>
          <text:p text:style-name="P12">Three Stage Architecture</text:p>
          <text:list>
            <text:list-item>
              <text:p text:style-name="P12">Working directory (local directory folder)</text:p>
            </text:list-item>
            <text:list-item>
              <text:p text:style-name="P12">Staging area (the files we want that should go ahead)</text:p>
            </text:list-item>
            <text:list-item>
              <text:p text:style-name="P12">Git directory (Repository)</text:p>
            </text:list-item>
          </text:list>
        </text:list-item>
        <text:list-item>
          <text:p text:style-name="P13">Staging files</text:p>
          <text:list>
            <text:list-item>
              <text:p text:style-name="P14"><text:span text:style-name="Source_20_Text"><text:span text:style-name="T6">git add --a<text:tab/></text:span></text:span><text:span text:style-name="T5">(stages </text:span><text:span text:style-name="Strong_20_Emphasis"><text:span text:style-name="T5">all changes)</text:span></text:span></text:p>
            </text:list-item>
            <text:list-item>
              <text:p text:style-name="P14"><text:span text:style-name="Source_20_Text">git add .<text:tab/><text:tab/></text:span><text:span text:style-name="T6">(</text:span>stages new files and modifications, <text:span text:style-name="Strong_20_Emphasis">without deletions</text:span><text:span text:style-name="Strong_20_Emphasis"><text:span text:style-name="T6">)</text:span></text:span></text:p>
            </text:list-item>
            <text:list-item>
              <text:p text:style-name="P16"><text:span text:style-name="Source_20_Text">git add -u<text:tab/></text:span><text:span text:style-name="Source_20_Text"><text:span text:style-name="T6">(</text:span></text:span>stages modifications and deletions, <text:span text:style-name="Strong_20_Emphasis">without new files</text:span><text:span text:style-name="Strong_20_Emphasis"><text:span text:style-name="T6">)</text:span></text:span></text:p>
            </text:list-item>
          </text:list>
        </text:list-item>
        <text:list-item>
          <text:p text:style-name="P15"><text:span text:style-name="Strong_20_Emphasis"><text:span text:style-name="T8">Un-staging files</text:span></text:span></text:p>
          <text:list>
            <text:list-item>
              <text:p text:style-name="P18"><text:span text:style-name="Strong_20_Emphasis"><text:span text:style-name="T8">git reset<text:tab/><text:tab/></text:span></text:span><text:span text:style-name="Strong_20_Emphasis"><text:span text:style-name="T10">(reset all files in the project)</text:span></text:span></text:p>
            </text:list-item>
            <text:list-item>
              <text:p text:style-name="P17"><text:span text:style-name="Strong_20_Emphasis"><text:span text:style-name="T8">git reset HEAD – path/to/file</text:span></text:span></text:p>
            </text:list-item>
            <text:list-item>
              <text:p text:style-name="P18"><text:span text:style-name="Strong_20_Emphasis"><text:span text:style-name="T8">git reset HEAD -- .<text:tab/></text:span></text:span><text:span text:style-name="Strong_20_Emphasis"><text:span text:style-name="T9">(un-stage all files </text:span></text:span><text:span text:style-name="Strong_20_Emphasis"><text:span text:style-name="T10">in current directory</text:span></text:span><text:span text:style-name="Strong_20_Emphasis"><text:span text:style-name="T9">)</text:span></text:span></text:p>
            </text:list-item>
            <text:list-item>
              <text:p text:style-name="P18"><text:span text:style-name="Strong_20_Emphasis"><text:span text:style-name="T9"/></text:span></text:p>
            </text:list-item>
          </text:list>
        </text:list-item>
        <text:list-item>
          <text:p text:style-name="P18"><text:span text:style-name="Strong_20_Emphasis"><text:span text:style-name="T8"><text:s/>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2T12:17:09.066116305</dc:date>
    <meta:editing-duration>PT2H47M6S</meta:editing-duration>
    <meta:editing-cycles>47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282" meta:character-count="1518" meta:non-whitespace-character-count="1309"/>
  </office:meta>
</office:document-meta>
</file>